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9331" officeooo:paragraph-rsid="001e9331"/>
    </style:style>
    <style:style style:name="P2" style:family="paragraph" style:parent-style-name="Standard">
      <style:text-properties officeooo:paragraph-rsid="0021534e"/>
    </style:style>
    <style:style style:name="P3" style:family="paragraph" style:parent-style-name="Standard">
      <style:paragraph-properties fo:padding="0.049cm" fo:border-left="none" fo:border-right="none" fo:border-top="0.06pt solid #000000" fo:border-bottom="0.06pt solid #000000" style:join-border="false"/>
      <style:text-properties fo:language="en" fo:country="US" officeooo:rsid="001e9331" officeooo:paragraph-rsid="001e9331"/>
    </style:style>
    <style:style style:name="P4" style:family="paragraph" style:parent-style-name="Standard">
      <style:paragraph-properties fo:padding="0.049cm" fo:border-left="none" fo:border-right="none" fo:border-top="0.06pt solid #000000" fo:border-bottom="none" style:join-border="false"/>
      <style:text-properties style:font-name="Liberation Mono" fo:language="en" fo:country="US" officeooo:rsid="001e9331" officeooo:paragraph-rsid="001e9331"/>
    </style:style>
    <style:style style:name="P5" style:family="paragraph" style:parent-style-name="Standard">
      <style:paragraph-properties fo:padding="0.049cm" fo:border-left="none" fo:border-right="none" fo:border-top="0.06pt solid #000000" fo:border-bottom="none" style:join-border="false"/>
      <style:text-properties style:font-name="Liberation Mono" fo:language="en" fo:country="US" officeooo:rsid="001e9331" officeooo:paragraph-rsid="0021534e"/>
    </style:style>
    <style:style style:name="P6" style:family="paragraph" style:parent-style-name="Standard">
      <style:paragraph-properties fo:padding="0.049cm" fo:border-left="none" fo:border-right="none" fo:border-top="0.06pt solid #000000" fo:border-bottom="none" style:join-border="false"/>
      <style:text-properties style:font-name="Liberation Mono"/>
    </style:style>
    <style:style style:name="P7" style:family="paragraph" style:parent-style-name="Standard">
      <style:paragraph-properties fo:padding="0.049cm" fo:border-left="none" fo:border-right="none" fo:border-top="0.06pt solid #000000" fo:border-bottom="none" style:join-border="false"/>
      <style:text-properties style:font-name="Liberation Mono" officeooo:paragraph-rsid="001fe20d"/>
    </style:style>
    <style:style style:name="P8" style:family="paragraph" style:parent-style-name="Standard">
      <style:paragraph-properties fo:padding="0.049cm" fo:border-left="none" fo:border-right="none" fo:border-top="0.06pt solid #000000" fo:border-bottom="none" style:join-border="false"/>
      <style:text-properties style:font-name="Liberation Mono" officeooo:paragraph-rsid="0021534e"/>
    </style:style>
    <style:style style:name="T1" style:family="text">
      <style:text-properties fo:language="uk" fo:country="UA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language="uk" fo:country="UA"/>
    </style:style>
    <style:style style:name="T4" style:family="text">
      <style:text-properties officeooo:rsid="001fe20d"/>
    </style:style>
    <style:style style:name="T5" style:family="text">
      <style:text-properties fo:language="en" fo:country="US" officeooo:rsid="001fe20d"/>
    </style:style>
    <style:style style:name="T6" style:family="text">
      <style:text-properties fo:language="en" fo:country="US" officeooo:rsid="0021534e"/>
    </style:style>
    <style:style style:name="T7" style:family="text">
      <style:text-properties officeooo:rsid="0021534e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21534e" fo:background-color="#dddddd" loext:char-shading-value="0"/>
    </style:style>
    <style:style style:name="T10" style:family="text">
      <style:text-properties officeooo:rsid="0021534e" fo:background-color="#dddddd" loext:char-shading-value="0"/>
    </style:style>
    <style:style style:name="T11" style:family="text">
      <style:text-properties fo:background-color="#dddddd" loext:char-shading-value="0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21534e" fo:background-color="#eeeeee" loext:char-shading-value="0"/>
    </style:style>
    <style:style style:name="T14" style:family="text">
      <style:text-properties officeooo:rsid="0021534e" fo:background-color="#eeeeee" loext:char-shading-value="0"/>
    </style:style>
    <style:style style:name="T15" style:family="text">
      <style:text-properties fo:background-color="#eeeee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krainian 2019-91<text:tab/><text:span text:style-name="T5">v.</text:span><text:span text:style-name="T6">1</text:span></text:p>
      <text:p text:style-name="P7"><text:tab/>? <text:s text:c="2"/>1 <text:s text:c="2"/>2 <text:s text:c="2"/>3 <text:s text:c="2"/>4 <text:s text:c="2"/>5 <text:s text:c="2"/>6 <text:s text:c="2"/>7 <text:s text:c="2"/>8 <text:s text:c="2"/>9 <text:s text:c="2"/>0 <text:s text:c="2"/>_ <text:s text:c="2"/>+ <text:line-break/><text:span text:style-name="T5">1</text:span><text:tab/>' <text:s text:c="2"/>! <text:s text:c="2"/>" <text:s text:c="2"/>№ <text:s text:c="2"/>; <text:s text:c="2"/>: <text:s text:c="2"/>, <text:s text:c="2"/>. <text:s text:c="2"/>* <text:s text:c="2"/>( <text:s text:c="2"/>) <text:s text:c="2"/>- <text:s text:c="2"/>= </text:p>
      <text:p text:style-name="P6"><text:tab/> <text:s text:c="5"/>Й <text:s text:c="2"/>Ц <text:s text:c="2"/>У <text:s text:c="2"/>К <text:s text:c="2"/>Е <text:s text:c="2"/>Н <text:s text:c="2"/>Г <text:s text:c="2"/>Ш <text:s text:c="2"/>Щ <text:s text:c="2"/>З <text:s text:c="2"/>Х <text:s/><text:span text:style-name="T15"><text:s/>Ґ </text:span><text:line-break/><text:span text:style-name="T5">2</text:span><text:tab/> <text:s text:c="5"/>й <text:s text:c="2"/>ц <text:s text:c="2"/>у <text:s text:c="2"/>к <text:s text:c="2"/>е <text:s text:c="2"/>н <text:s text:c="2"/>г <text:s text:c="2"/>ш <text:s text:c="2"/>щ <text:s text:c="2"/>з <text:s text:c="2"/>х <text:s/><text:span text:style-name="T15"><text:s/>ґ </text:span></text:p>
      <text:p text:style-name="P6"><text:tab/> <text:s text:c="7"/>Ф <text:s/><text:span text:style-name="T15"><text:s/>И </text:span><text:s text:c="2"/>В <text:s text:c="2"/>А <text:s text:c="2"/>П <text:s text:c="2"/>Р <text:s text:c="2"/>О <text:s text:c="2"/>Л <text:s text:c="2"/>Д <text:s text:c="2"/>Ж <text:s/><text:span text:style-name="T15"><text:s/>Є </text:span><text:s text:c="2"/>% <text:line-break/><text:span text:style-name="T5">3</text:span><text:tab/> <text:s text:c="7"/>ф <text:s/><text:span text:style-name="T15"><text:s/>и </text:span><text:s text:c="2"/>в <text:s text:c="2"/>а <text:s text:c="2"/>п <text:s text:c="2"/>р <text:s text:c="2"/>о <text:s text:c="2"/>л <text:s text:c="2"/>д <text:s text:c="2"/>ж <text:s/><text:span text:style-name="T15"><text:s/>є </text:span><text:s text:c="2"/>/ </text:p>
      <text:p text:style-name="P6"><text:tab/> <text:s text:c="5"/><text:span text:style-name="T6">| <text:s text:c="2"/></text:span>Я <text:s text:c="2"/>Ч <text:s text:c="2"/>С <text:s text:c="2"/>М <text:s/><text:span text:style-name="T15"><text:s/>І </text:span><text:s text:c="2"/>Т <text:s text:c="2"/>Ь <text:s text:c="2"/>Б <text:s text:c="2"/>Ю <text:s/><text:span text:style-name="T15"><text:s/>Ї </text:span><text:line-break/><text:span text:style-name="T5">4</text:span><text:tab/> <text:s text:c="5"/><text:span text:style-name="T6">\ <text:s text:c="2"/></text:span>я <text:s text:c="2"/>ч <text:s text:c="2"/>с <text:s text:c="2"/>м <text:s/><text:span text:style-name="T15"><text:s/>і </text:span><text:s text:c="2"/>т <text:s text:c="2"/>ь <text:s text:c="2"/>б <text:s text:c="2"/>ю <text:s/><text:span text:style-name="T15"><text:s/>ї </text:span></text:p>
      <text:p text:style-name="P8"/>
      <text:p text:style-name="P2"><text:span text:style-name="T6">Russian</text:span> 2019-91<text:tab/><text:span text:style-name="T5">v.</text:span><text:span text:style-name="T6">1</text:span></text:p>
      <text:p text:style-name="P8"><text:tab/>? <text:s text:c="2"/>1 <text:s text:c="2"/>2 <text:s text:c="2"/>3 <text:s text:c="2"/>4 <text:s text:c="2"/>5 <text:s text:c="2"/>6 <text:s text:c="2"/>7 <text:s text:c="2"/>8 <text:s text:c="2"/>9 <text:s text:c="2"/>0 <text:s text:c="2"/>_ <text:s text:c="2"/>+ <text:line-break/><text:span text:style-name="T5">1</text:span><text:tab/>' <text:s text:c="2"/>! <text:s text:c="2"/>" <text:s text:c="2"/>№ <text:s text:c="2"/>; <text:s text:c="2"/>: <text:s text:c="2"/>, <text:s text:c="2"/>. <text:s text:c="2"/>* <text:s text:c="2"/>( <text:s text:c="2"/>) <text:s text:c="2"/>- <text:s text:c="2"/>= </text:p>
      <text:p text:style-name="P8"><text:tab/> <text:s text:c="5"/>Й <text:s text:c="2"/>Ц <text:s text:c="2"/>У <text:s text:c="2"/>К <text:s text:c="2"/>Е <text:s text:c="2"/>Н <text:s text:c="2"/>Г <text:s text:c="2"/>Ш <text:s text:c="2"/>Щ <text:s text:c="2"/>З <text:s text:c="2"/>Х <text:s/><text:span text:style-name="T15"><text:s/></text:span><text:span text:style-name="T14">Ъ </text:span><text:line-break/><text:span text:style-name="T5">2</text:span><text:tab/> <text:s text:c="5"/>й <text:s text:c="2"/>ц <text:s text:c="2"/>у <text:s text:c="2"/>к <text:s text:c="2"/>е <text:s text:c="2"/>н <text:s text:c="2"/>г <text:s text:c="2"/>ш <text:s text:c="2"/>щ <text:s text:c="2"/>з <text:s text:c="2"/>х <text:s/><text:span text:style-name="T15"><text:s/></text:span><text:span text:style-name="T14">ъ </text:span></text:p>
      <text:p text:style-name="P8"><text:tab/> <text:s text:c="7"/>Ф <text:s/><text:span text:style-name="T15"><text:s/></text:span><text:span text:style-name="T14">Ы</text:span><text:span text:style-name="T15"> </text:span><text:s text:c="2"/>В <text:s text:c="2"/>А <text:s text:c="2"/>П <text:s text:c="2"/>Р <text:s text:c="2"/>О <text:s text:c="2"/>Л <text:s text:c="2"/>Д <text:s text:c="2"/>Ж <text:s/><text:span text:style-name="T15"><text:s/></text:span><text:span text:style-name="T14">Э</text:span><text:span text:style-name="T15"> </text:span><text:s text:c="2"/>% <text:line-break/><text:span text:style-name="T5">3</text:span><text:tab/> <text:s text:c="7"/>ф <text:s/><text:span text:style-name="T15"><text:s/></text:span><text:span text:style-name="T14">ы</text:span><text:span text:style-name="T15"> </text:span><text:s text:c="2"/>в <text:s text:c="2"/>а <text:s text:c="2"/>п <text:s text:c="2"/>р <text:s text:c="2"/>о <text:s text:c="2"/>л <text:s text:c="2"/>д <text:s text:c="2"/>ж <text:s/><text:span text:style-name="T15"><text:s/></text:span><text:span text:style-name="T14">э</text:span><text:span text:style-name="T15"> </text:span><text:s text:c="2"/>/ </text:p>
      <text:p text:style-name="P8"><text:tab/> <text:s text:c="5"/><text:span text:style-name="T6">| <text:s text:c="2"/></text:span>Я <text:s text:c="2"/>Ч <text:s text:c="2"/>С <text:s text:c="2"/>М <text:s/><text:span text:style-name="T15"><text:s/>І </text:span><text:s text:c="2"/>Т <text:s text:c="2"/>Ь <text:s text:c="2"/>Б <text:s text:c="2"/>Ю <text:s/><text:span text:style-name="T15"><text:s/></text:span><text:span text:style-name="T14">Ё </text:span><text:line-break/><text:span text:style-name="T5">4</text:span><text:tab/> <text:s text:c="5"/><text:span text:style-name="T6">\ <text:s text:c="2"/></text:span>я <text:s text:c="2"/>ч <text:s text:c="2"/>с <text:s text:c="2"/>м <text:s/><text:span text:style-name="T15"><text:s/>і </text:span><text:s text:c="2"/>т <text:s text:c="2"/>ь <text:s text:c="2"/>б <text:s text:c="2"/>ю <text:s/><text:span text:style-name="T15"><text:s/></text:span><text:span text:style-name="T14">ё </text:span></text:p>
      <text:p text:style-name="P5"/>
      <text:p text:style-name="P1"/>
      <text:p text:style-name="P1">Ukrainian – AOP<text:tab/><text:span text:style-name="T4">v.1</text:span></text:p>
      <text:p text:style-name="P4"><text:tab/><text:span text:style-name="T1">` <text:s text:c="2"/>√ <text:s text:c="2"/>@ <text:s text:c="2"/>¶ <text:s text:c="2"/>€ <text:s text:c="2"/>₴ <text:s text:c="2"/>^ <text:s text:c="2"/>&amp; <text:s text:c="2"/>× <text:s text:c="2"/>{ <text:s text:c="2"/>} <text:s text:c="2"/>– <text:s text:c="2"/>±</text:span><text:line-break/><text:tab/><text:span text:style-name="T1">~ <text:s text:c="2"/>¹ <text:s text:c="2"/>² <text:s text:c="2"/># <text:s text:c="2"/>$ <text:s text:c="2"/>° <text:s text:c="2"/>&lt; <text:s text:c="2"/>&gt; <text:s text:c="2"/>• <text:s text:c="2"/>[ <text:s text:c="2"/>] <text:s text:c="2"/>— <text:s text:c="2"/>≠</text:span><text:line-break/><text:tab/><text:span text:style-name="T1">ʼ <text:s text:c="2"/>! <text:s text:c="2"/>" <text:s text:c="2"/>№ <text:s text:c="2"/>; <text:s text:c="2"/>% <text:s text:c="2"/>: <text:s text:c="2"/>? <text:s text:c="2"/>* <text:s text:c="2"/>( <text:s text:c="2"/>) <text:s text:c="2"/>_ <text:s text:c="2"/>+</text:span><text:line-break/>1<text:tab/>‘ <text:s text:c="2"/><text:span text:style-name="T1">1 <text:s text:c="2"/>2 <text:s text:c="2"/>3 <text:s text:c="2"/>4 <text:s text:c="2"/>5 <text:s text:c="2"/>6 <text:s text:c="2"/>7 <text:s text:c="2"/>8 <text:s text:c="2"/>9 <text:s text:c="2"/>0 <text:s text:c="2"/>- <text:s text:c="2"/>=</text:span></text:p>
      <text:p text:style-name="P4"><text:tab/> <text:s text:c="5"/><text:span text:style-name="T1">Ј <text:s text:c="2"/>Џ <text:s text:c="2"/>Ў <text:s text:c="2"/>℗ <text:s text:c="2"/>Ё <text:s text:c="2"/>Њ <text:s text:c="2"/>Ґ <text:s text:c="18"/>Ъ</text:span><text:line-break/><text:tab/> <text:s text:c="5"/><text:span text:style-name="T1">ј <text:s text:c="2"/>џ <text:s text:c="2"/>ў <text:s text:c="2"/>® <text:s text:c="2"/>ё <text:s text:c="2"/>њ <text:s text:c="2"/>ґ <text:s text:c="18"/>ъ</text:span><text:line-break/><text:tab/> <text:s text:c="5"/><text:span text:style-name="T1">Й <text:s text:c="2"/>Ц <text:s text:c="2"/>У <text:s text:c="2"/>К <text:s text:c="2"/>Е <text:s text:c="2"/>Н <text:s text:c="2"/>Г <text:s text:c="2"/>Ш <text:s text:c="2"/>Щ <text:s text:c="2"/>З <text:s text:c="2"/>Х <text:s text:c="2"/>Ї</text:span><text:line-break/>2<text:tab/> <text:s text:c="5"/><text:span text:style-name="T1">й <text:s text:c="2"/>ц <text:s text:c="2"/>у <text:s text:c="2"/>к <text:s text:c="2"/>е <text:s text:c="2"/>н <text:s text:c="2"/>г <text:s text:c="2"/>ш <text:s text:c="2"/>щ <text:s text:c="2"/>з <text:s text:c="2"/>х <text:s text:c="2"/>ї</text:span></text:p>
      <text:p text:style-name="P4"><text:tab/> <text:s text:c="11"/><text:span text:style-name="T1">Ы <text:s text:c="22"/>Љ <text:s text:c="2"/>Ђ <text:s text:c="6"/>Э</text:span><text:line-break/><text:tab/> <text:s text:c="11"/><text:span text:style-name="T1">ы <text:s text:c="22"/>љ <text:s text:c="2"/>ђ <text:s text:c="6"/>э</text:span><text:line-break/><text:tab/> <text:s text:c="7"/><text:span text:style-name="T1">Ф <text:s text:c="2"/>І <text:s text:c="2"/>В <text:s text:c="2"/>А <text:s text:c="2"/>П <text:s text:c="2"/>Р <text:s text:c="2"/>О <text:s text:c="2"/>Л <text:s text:c="2"/>Д <text:s text:c="2"/>Ж <text:s text:c="2"/>Є <text:s text:c="2"/>Ґ</text:span><text:line-break/>3<text:tab/> <text:s text:c="7"/><text:span text:style-name="T1">ф <text:s text:c="2"/>і <text:s text:c="2"/>в <text:s text:c="2"/>а <text:s text:c="2"/>п <text:s text:c="2"/>р <text:s text:c="2"/>о <text:s text:c="2"/>л <text:s text:c="2"/>д <text:s text:c="2"/>ж <text:s text:c="2"/>є <text:s text:c="2"/>ґ</text:span></text:p>
      <text:p text:style-name="P3"><text:span text:style-name="T2"><text:tab/> <text:s text:c="13"/></text:span><text:span text:style-name="T3">Ћ <text:s text:c="10"/>Ы <text:s text:c="6"/>Ъ <text:s text:c="2"/>„ <text:s text:c="2"/>” <text:s text:c="2"/>…</text:span><text:span text:style-name="T2"><text:line-break/><text:tab/> <text:s text:c="13"/></text:span><text:span text:style-name="T3">ћ <text:s text:c="2"/>© <text:s text:c="6"/>ы <text:s text:c="2"/>™ <text:s text:c="2"/>ъ <text:s text:c="2"/>« <text:s text:c="2"/>» <text:s text:c="2"/>/</text:span><text:span text:style-name="T2"><text:line-break/><text:tab/> <text:s text:c="5"/></text:span><text:span text:style-name="T3">| <text:s text:c="2"/>Я <text:s text:c="2"/>Ч <text:s text:c="2"/>С <text:s text:c="2"/>М <text:s text:c="2"/>И <text:s text:c="2"/>Т <text:s text:c="2"/>Ь <text:s text:c="2"/>Б <text:s text:c="2"/>Ю <text:s text:c="2"/>,</text:span><text:span text:style-name="T2"><text:line-break/>4<text:tab/> <text:s text:c="5"/>/ <text:s text:c="2"/></text:span><text:span text:style-name="T3">я <text:s text:c="2"/>ч <text:s text:c="2"/>с <text:s text:c="2"/>м <text:s text:c="2"/>и <text:s text:c="2"/>т <text:s text:c="2"/>ь <text:s text:c="2"/>б <text:s text:c="2"/>ю <text:s text:c="2"/>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2:17:31.748000000</meta:creation-date>
    <dc:date>2021-10-20T13:00:12.648000000</dc:date>
    <meta:editing-duration>PT8M56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15" meta:word-count="371" meta:character-count="1731" meta:non-whitespace-character-count="416"/>
  </office:meta>
</office:document-meta>
</file>